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5830">
            <text:p>GX-15830</text:p>
          </table:table-cell>
          <table:table-cell office:value-type="float" office:value="38.756">
            <text:p>38.756</text:p>
          </table:table-cell>
          <table:table-cell office:value-type="float" office:value="-75.117">
            <text:p>-75.117</text:p>
          </table:table-cell>
          <table:table-cell office:value-type="float" office:value="3870.0">
            <text:p>3870.0</text:p>
          </table:table-cell>
          <table:table-cell office:value-type="float" office:value="200.0">
            <text:p>200.0</text:p>
          </table:table-cell>
          <table:table-cell office:value-type="string" office:value="Sp">
            <text:p>S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8.375">
            <text:p>-8.375</text:p>
          </table:table-cell>
          <table:table-cell office:value-type="float" office:value="0.5864">
            <text:p>0.5864</text:p>
          </table:table-cell>
          <table:table-cell office:value-type="float" office:value="0.5864">
            <text:p>0.5864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5829">
            <text:p>GX-15829</text:p>
          </table:table-cell>
          <table:table-cell office:value-type="float" office:value="38.756">
            <text:p>38.756</text:p>
          </table:table-cell>
          <table:table-cell office:value-type="float" office:value="-75.117">
            <text:p>-75.117</text:p>
          </table:table-cell>
          <table:table-cell office:value-type="float" office:value="3630.0">
            <text:p>3630.0</text:p>
          </table:table-cell>
          <table:table-cell office:value-type="float" office:value="40.0">
            <text:p>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7.675">
            <text:p>-7.675</text:p>
          </table:table-cell>
          <table:table-cell office:value-type="float" office:value="0.5855">
            <text:p>0.5855</text:p>
          </table:table-cell>
          <table:table-cell office:value-type="float" office:value="0.5855">
            <text:p>0.5855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I-4353">
            <text:p>I-4353</text:p>
          </table:table-cell>
          <table:table-cell office:value-type="float" office:value="38.802">
            <text:p>38.802</text:p>
          </table:table-cell>
          <table:table-cell office:value-type="float" office:value="-75.204">
            <text:p>-75.204</text:p>
          </table:table-cell>
          <table:table-cell office:value-type="float" office:value="1990.0">
            <text:p>199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905">
            <text:p>-3.905</text:p>
          </table:table-cell>
          <table:table-cell office:value-type="float" office:value="0.8056">
            <text:p>0.8056</text:p>
          </table:table-cell>
          <table:table-cell office:value-type="float" office:value="0.8056">
            <text:p>0.8056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6223">
            <text:p>GX-16223</text:p>
          </table:table-cell>
          <table:table-cell office:value-type="float" office:value="38.755">
            <text:p>38.755</text:p>
          </table:table-cell>
          <table:table-cell office:value-type="float" office:value="-75.11611">
            <text:p>-75.11611</text:p>
          </table:table-cell>
          <table:table-cell office:value-type="float" office:value="3460.0">
            <text:p>3460.0</text:p>
          </table:table-cell>
          <table:table-cell office:value-type="float" office:value="205.0">
            <text:p>205.0</text:p>
          </table:table-cell>
          <table:table-cell office:value-type="string" office:value="Sp">
            <text:p>S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925">
            <text:p>-4.925</text:p>
          </table:table-cell>
          <table:table-cell office:value-type="float" office:value="0.5829">
            <text:p>0.5829</text:p>
          </table:table-cell>
          <table:table-cell office:value-type="float" office:value="0.5829">
            <text:p>0.5829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5837">
            <text:p>GX-15837</text:p>
          </table:table-cell>
          <table:table-cell office:value-type="float" office:value="38.754">
            <text:p>38.754</text:p>
          </table:table-cell>
          <table:table-cell office:value-type="float" office:value="-75.116">
            <text:p>-75.116</text:p>
          </table:table-cell>
          <table:table-cell office:value-type="float" office:value="4210.0">
            <text:p>4210.0</text:p>
          </table:table-cell>
          <table:table-cell office:value-type="float" office:value="85.0">
            <text:p>85.0</text:p>
          </table:table-cell>
          <table:table-cell office:value-type="string" office:value="Jg">
            <text:p>J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9.075">
            <text:p>-9.075</text:p>
          </table:table-cell>
          <table:table-cell office:value-type="float" office:value="0.5874">
            <text:p>0.5874</text:p>
          </table:table-cell>
          <table:table-cell office:value-type="float" office:value="0.5874">
            <text:p>0.5874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5836">
            <text:p>GX-15836</text:p>
          </table:table-cell>
          <table:table-cell office:value-type="float" office:value="38.754">
            <text:p>38.754</text:p>
          </table:table-cell>
          <table:table-cell office:value-type="float" office:value="-75.11556">
            <text:p>-75.11556</text:p>
          </table:table-cell>
          <table:table-cell office:value-type="float" office:value="3805.0">
            <text:p>3805.0</text:p>
          </table:table-cell>
          <table:table-cell office:value-type="float" office:value="170.0">
            <text:p>17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8.075000000000001">
            <text:p>-8.075000000000001</text:p>
          </table:table-cell>
          <table:table-cell office:value-type="float" office:value="0.5861">
            <text:p>0.5861</text:p>
          </table:table-cell>
          <table:table-cell office:value-type="float" office:value="0.5861">
            <text:p>0.5861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I-5206">
            <text:p>I-5206</text:p>
          </table:table-cell>
          <table:table-cell office:value-type="float" office:value="38.789">
            <text:p>38.789</text:p>
          </table:table-cell>
          <table:table-cell office:value-type="float" office:value="-75.159">
            <text:p>-75.159</text:p>
          </table:table-cell>
          <table:table-cell office:value-type="float" office:value="330.0">
            <text:p>330.0</text:p>
          </table:table-cell>
          <table:table-cell office:value-type="float" office:value="90.0">
            <text:p>90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177">
            <text:p>-0.177</text:p>
          </table:table-cell>
          <table:table-cell office:value-type="float" office:value="0.593">
            <text:p>0.593</text:p>
          </table:table-cell>
          <table:table-cell office:value-type="float" office:value="0.593">
            <text:p>0.593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R-4114">
            <text:p>R-4114</text:p>
          </table:table-cell>
          <table:table-cell office:value-type="float" office:value="38.645">
            <text:p>38.645</text:p>
          </table:table-cell>
          <table:table-cell office:value-type="float" office:value="-75.072">
            <text:p>-75.072</text:p>
          </table:table-cell>
          <table:table-cell office:value-type="float" office:value="3780.0">
            <text:p>3780.0</text:p>
          </table:table-cell>
          <table:table-cell office:value-type="float" office:value="170.0">
            <text:p>17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395">
            <text:p>-6.395</text:p>
          </table:table-cell>
          <table:table-cell office:value-type="float" office:value="0.6619">
            <text:p>0.6619</text:p>
          </table:table-cell>
          <table:table-cell office:value-type="float" office:value="0.6619">
            <text:p>0.6619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5835">
            <text:p>GX-15835</text:p>
          </table:table-cell>
          <table:table-cell office:value-type="float" office:value="38.754">
            <text:p>38.754</text:p>
          </table:table-cell>
          <table:table-cell office:value-type="float" office:value="-75.11556">
            <text:p>-75.11556</text:p>
          </table:table-cell>
          <table:table-cell office:value-type="float" office:value="2095.0">
            <text:p>2095.0</text:p>
          </table:table-cell>
          <table:table-cell office:value-type="float" office:value="205.0">
            <text:p>20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975">
            <text:p>-3.975</text:p>
          </table:table-cell>
          <table:table-cell office:value-type="float" office:value="0.5826">
            <text:p>0.5826</text:p>
          </table:table-cell>
          <table:table-cell office:value-type="float" office:value="0.5826">
            <text:p>0.5826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5831">
            <text:p>GX-15831</text:p>
          </table:table-cell>
          <table:table-cell office:value-type="float" office:value="38.756">
            <text:p>38.756</text:p>
          </table:table-cell>
          <table:table-cell office:value-type="float" office:value="-75.117">
            <text:p>-75.117</text:p>
          </table:table-cell>
          <table:table-cell office:value-type="float" office:value="3860.0">
            <text:p>3860.0</text:p>
          </table:table-cell>
          <table:table-cell office:value-type="float" office:value="175.0">
            <text:p>17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8.975">
            <text:p>-8.975</text:p>
          </table:table-cell>
          <table:table-cell office:value-type="float" office:value="0.5873">
            <text:p>0.5873</text:p>
          </table:table-cell>
          <table:table-cell office:value-type="float" office:value="0.5873">
            <text:p>0.5873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6221">
            <text:p>GX-16221</text:p>
          </table:table-cell>
          <table:table-cell office:value-type="float" office:value="38.754">
            <text:p>38.754</text:p>
          </table:table-cell>
          <table:table-cell office:value-type="float" office:value="-75.12027999999998">
            <text:p>-75.12027999999998</text:p>
          </table:table-cell>
          <table:table-cell office:value-type="float" office:value="1885.0">
            <text:p>1885.0</text:p>
          </table:table-cell>
          <table:table-cell office:value-type="float" office:value="170.0">
            <text:p>17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045">
            <text:p>-4.045</text:p>
          </table:table-cell>
          <table:table-cell office:value-type="float" office:value="0.5826">
            <text:p>0.5826</text:p>
          </table:table-cell>
          <table:table-cell office:value-type="float" office:value="0.5826">
            <text:p>0.5826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I-4799">
            <text:p>I-4799</text:p>
          </table:table-cell>
          <table:table-cell office:value-type="float" office:value="38.781">
            <text:p>38.781</text:p>
          </table:table-cell>
          <table:table-cell office:value-type="float" office:value="-75.174">
            <text:p>-75.174</text:p>
          </table:table-cell>
          <table:table-cell office:value-type="float" office:value="2580.0">
            <text:p>2580.0</text:p>
          </table:table-cell>
          <table:table-cell office:value-type="float" office:value="95.0">
            <text:p>95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4.076">
            <text:p>-4.076</text:p>
          </table:table-cell>
          <table:table-cell office:value-type="float" office:value="0.594">
            <text:p>0.594</text:p>
          </table:table-cell>
          <table:table-cell office:value-type="float" office:value="0.594">
            <text:p>0.594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R-4114_b">
            <text:p>R-4114_b</text:p>
          </table:table-cell>
          <table:table-cell office:value-type="float" office:value="38.645">
            <text:p>38.645</text:p>
          </table:table-cell>
          <table:table-cell office:value-type="float" office:value="-75.072">
            <text:p>-75.072</text:p>
          </table:table-cell>
          <table:table-cell office:value-type="float" office:value="3890.0">
            <text:p>3890.0</text:p>
          </table:table-cell>
          <table:table-cell office:value-type="float" office:value="170.0">
            <text:p>17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905">
            <text:p>-5.905</text:p>
          </table:table-cell>
          <table:table-cell office:value-type="float" office:value="0.7568">
            <text:p>0.7568</text:p>
          </table:table-cell>
          <table:table-cell office:value-type="float" office:value="0.7568">
            <text:p>0.7568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R-4114_a">
            <text:p>R-4114_a</text:p>
          </table:table-cell>
          <table:table-cell office:value-type="float" office:value="38.645">
            <text:p>38.645</text:p>
          </table:table-cell>
          <table:table-cell office:value-type="float" office:value="-75.072">
            <text:p>-75.072</text:p>
          </table:table-cell>
          <table:table-cell office:value-type="float" office:value="3520.0">
            <text:p>3520.0</text:p>
          </table:table-cell>
          <table:table-cell office:value-type="float" office:value="160.0">
            <text:p>16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775">
            <text:p>-5.775</text:p>
          </table:table-cell>
          <table:table-cell office:value-type="float" office:value="0.7095">
            <text:p>0.7095</text:p>
          </table:table-cell>
          <table:table-cell office:value-type="float" office:value="0.7095">
            <text:p>0.7095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R-4113">
            <text:p>R-4113</text:p>
          </table:table-cell>
          <table:table-cell office:value-type="float" office:value="38.637">
            <text:p>38.637</text:p>
          </table:table-cell>
          <table:table-cell office:value-type="float" office:value="-75.069">
            <text:p>-75.069</text:p>
          </table:table-cell>
          <table:table-cell office:value-type="float" office:value="3130.0">
            <text:p>3130.0</text:p>
          </table:table-cell>
          <table:table-cell office:value-type="float" office:value="170.0">
            <text:p>17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575">
            <text:p>-4.575</text:p>
          </table:table-cell>
          <table:table-cell office:value-type="float" office:value="0.7182">
            <text:p>0.7182</text:p>
          </table:table-cell>
          <table:table-cell office:value-type="float" office:value="0.7182">
            <text:p>0.7182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5833">
            <text:p>GX-15833</text:p>
          </table:table-cell>
          <table:table-cell office:value-type="float" office:value="38.756">
            <text:p>38.756</text:p>
          </table:table-cell>
          <table:table-cell office:value-type="float" office:value="-75.117">
            <text:p>-75.117</text:p>
          </table:table-cell>
          <table:table-cell office:value-type="float" office:value="4420.0">
            <text:p>4420.0</text:p>
          </table:table-cell>
          <table:table-cell office:value-type="float" office:value="170.0">
            <text:p>170.0</text:p>
          </table:table-cell>
          <table:table-cell office:value-type="string" office:value="Sp_Ds">
            <text:p>Sp_D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9.775">
            <text:p>-9.775</text:p>
          </table:table-cell>
          <table:table-cell office:value-type="float" office:value="0.5885">
            <text:p>0.5885</text:p>
          </table:table-cell>
          <table:table-cell office:value-type="float" office:value="0.5885">
            <text:p>0.5885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I-5204">
            <text:p>I-5204</text:p>
          </table:table-cell>
          <table:table-cell office:value-type="float" office:value="38.649">
            <text:p>38.649</text:p>
          </table:table-cell>
          <table:table-cell office:value-type="float" office:value="-75.021">
            <text:p>-75.021</text:p>
          </table:table-cell>
          <table:table-cell office:value-type="float" office:value="7500.0">
            <text:p>7500.0</text:p>
          </table:table-cell>
          <table:table-cell office:value-type="float" office:value="135.0">
            <text:p>13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0.1855">
            <text:p>-20.1855</text:p>
          </table:table-cell>
          <table:table-cell office:value-type="float" office:value="0.7195">
            <text:p>0.7195</text:p>
          </table:table-cell>
          <table:table-cell office:value-type="float" office:value="0.7195">
            <text:p>0.7195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R-4104_d">
            <text:p>R-4104_d</text:p>
          </table:table-cell>
          <table:table-cell office:value-type="float" office:value="38.756">
            <text:p>38.756</text:p>
          </table:table-cell>
          <table:table-cell office:value-type="float" office:value="-75.082">
            <text:p>-75.082</text:p>
          </table:table-cell>
          <table:table-cell office:value-type="float" office:value="3010.0">
            <text:p>3010.0</text:p>
          </table:table-cell>
          <table:table-cell office:value-type="float" office:value="180.0">
            <text:p>180.0</text:p>
          </table:table-cell>
          <table:table-cell office:value-type="string" office:value="Unidentified Shells">
            <text:p>Unidentified Shells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8.4314">
            <text:p>-8.4314</text:p>
          </table:table-cell>
          <table:table-cell office:value-type="float" office:value="0.8014">
            <text:p>0.8014</text:p>
          </table:table-cell>
          <table:table-cell office:value-type="float" office:value="0.8014">
            <text:p>0.8014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6222">
            <text:p>GX-16222</text:p>
          </table:table-cell>
          <table:table-cell office:value-type="float" office:value="38.754">
            <text:p>38.754</text:p>
          </table:table-cell>
          <table:table-cell office:value-type="float" office:value="-75.12027999999998">
            <text:p>-75.12027999999998</text:p>
          </table:table-cell>
          <table:table-cell office:value-type="float" office:value="3250.0">
            <text:p>3250.0</text:p>
          </table:table-cell>
          <table:table-cell office:value-type="float" office:value="175.0">
            <text:p>175.0</text:p>
          </table:table-cell>
          <table:table-cell office:value-type="string" office:value="Sp">
            <text:p>S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955">
            <text:p>-5.955</text:p>
          </table:table-cell>
          <table:table-cell office:value-type="float" office:value="0.5826">
            <text:p>0.5826</text:p>
          </table:table-cell>
          <table:table-cell office:value-type="float" office:value="0.5826">
            <text:p>0.5826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6219">
            <text:p>GX-16219</text:p>
          </table:table-cell>
          <table:table-cell office:value-type="float" office:value="38.753">
            <text:p>38.753</text:p>
          </table:table-cell>
          <table:table-cell office:value-type="float" office:value="-75.119">
            <text:p>-75.119</text:p>
          </table:table-cell>
          <table:table-cell office:value-type="float" office:value="3620.0">
            <text:p>3620.0</text:p>
          </table:table-cell>
          <table:table-cell office:value-type="float" office:value="215.0">
            <text:p>21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7.375">
            <text:p>-7.375</text:p>
          </table:table-cell>
          <table:table-cell office:value-type="float" office:value="0.5826">
            <text:p>0.5826</text:p>
          </table:table-cell>
          <table:table-cell office:value-type="float" office:value="0.5826">
            <text:p>0.5826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R-4104_a">
            <text:p>R-4104_a</text:p>
          </table:table-cell>
          <table:table-cell office:value-type="float" office:value="38.756">
            <text:p>38.756</text:p>
          </table:table-cell>
          <table:table-cell office:value-type="float" office:value="-75.082">
            <text:p>-75.082</text:p>
          </table:table-cell>
          <table:table-cell office:value-type="float" office:value="1950.0">
            <text:p>1950.0</text:p>
          </table:table-cell>
          <table:table-cell office:value-type="float" office:value="200.0">
            <text:p>200.0</text:p>
          </table:table-cell>
          <table:table-cell office:value-type="string" office:value="C. vir">
            <text:p>C. vir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7.3176">
            <text:p>-7.3176</text:p>
          </table:table-cell>
          <table:table-cell office:value-type="float" office:value="0.5976">
            <text:p>0.5976</text:p>
          </table:table-cell>
          <table:table-cell office:value-type="float" office:value="0.5976">
            <text:p>0.5976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R-4103">
            <text:p>R-4103</text:p>
          </table:table-cell>
          <table:table-cell office:value-type="float" office:value="38.785">
            <text:p>38.785</text:p>
          </table:table-cell>
          <table:table-cell office:value-type="float" office:value="-75.094">
            <text:p>-75.094</text:p>
          </table:table-cell>
          <table:table-cell office:value-type="float" office:value="7050.0">
            <text:p>7050.0</text:p>
          </table:table-cell>
          <table:table-cell office:value-type="float" office:value="220.0">
            <text:p>22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9.455">
            <text:p>-19.455</text:p>
          </table:table-cell>
          <table:table-cell office:value-type="float" office:value="0.7728">
            <text:p>0.7728</text:p>
          </table:table-cell>
          <table:table-cell office:value-type="float" office:value="0.7728">
            <text:p>0.7728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Beta-5157">
            <text:p>Beta-5157</text:p>
          </table:table-cell>
          <table:table-cell office:value-type="float" office:value="38.663">
            <text:p>38.663</text:p>
          </table:table-cell>
          <table:table-cell office:value-type="float" office:value="-75.058">
            <text:p>-75.058</text:p>
          </table:table-cell>
          <table:table-cell office:value-type="float" office:value="3310.0">
            <text:p>3310.0</text:p>
          </table:table-cell>
          <table:table-cell office:value-type="float" office:value="90.0">
            <text:p>90.0</text:p>
          </table:table-cell>
          <table:table-cell office:value-type="string" office:value="Unidentified Shells">
            <text:p>Unidentified Shells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8.9131">
            <text:p>-8.9131</text:p>
          </table:table-cell>
          <table:table-cell office:value-type="float" office:value="0.5331">
            <text:p>0.5331</text:p>
          </table:table-cell>
          <table:table-cell office:value-type="float" office:value="0.5331">
            <text:p>0.5331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6218">
            <text:p>GX-16218</text:p>
          </table:table-cell>
          <table:table-cell office:value-type="float" office:value="38.753">
            <text:p>38.753</text:p>
          </table:table-cell>
          <table:table-cell office:value-type="float" office:value="-75.119">
            <text:p>-75.119</text:p>
          </table:table-cell>
          <table:table-cell office:value-type="float" office:value="3465.0">
            <text:p>3465.0</text:p>
          </table:table-cell>
          <table:table-cell office:value-type="float" office:value="185.0">
            <text:p>18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7.305">
            <text:p>-7.305</text:p>
          </table:table-cell>
          <table:table-cell office:value-type="float" office:value="0.5826">
            <text:p>0.5826</text:p>
          </table:table-cell>
          <table:table-cell office:value-type="float" office:value="0.5826">
            <text:p>0.5826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6220">
            <text:p>GX-16220</text:p>
          </table:table-cell>
          <table:table-cell office:value-type="float" office:value="38.754">
            <text:p>38.754</text:p>
          </table:table-cell>
          <table:table-cell office:value-type="float" office:value="-75.12027999999998">
            <text:p>-75.12027999999998</text:p>
          </table:table-cell>
          <table:table-cell office:value-type="float" office:value="1910.0">
            <text:p>1910.0</text:p>
          </table:table-cell>
          <table:table-cell office:value-type="float" office:value="245.0">
            <text:p>245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395">
            <text:p>-2.395</text:p>
          </table:table-cell>
          <table:table-cell office:value-type="float" office:value="0.6518">
            <text:p>0.6518</text:p>
          </table:table-cell>
          <table:table-cell office:value-type="float" office:value="0.6518">
            <text:p>0.6518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6217">
            <text:p>GX-16217</text:p>
          </table:table-cell>
          <table:table-cell office:value-type="float" office:value="38.753">
            <text:p>38.753</text:p>
          </table:table-cell>
          <table:table-cell office:value-type="float" office:value="-75.119">
            <text:p>-75.119</text:p>
          </table:table-cell>
          <table:table-cell office:value-type="float" office:value="3130.0">
            <text:p>3130.0</text:p>
          </table:table-cell>
          <table:table-cell office:value-type="float" office:value="200.0">
            <text:p>2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7.005">
            <text:p>-7.005</text:p>
          </table:table-cell>
          <table:table-cell office:value-type="float" office:value="0.5826">
            <text:p>0.5826</text:p>
          </table:table-cell>
          <table:table-cell office:value-type="float" office:value="0.5826">
            <text:p>0.5826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6216">
            <text:p>GX-16216</text:p>
          </table:table-cell>
          <table:table-cell office:value-type="float" office:value="38.753">
            <text:p>38.753</text:p>
          </table:table-cell>
          <table:table-cell office:value-type="float" office:value="-75.119">
            <text:p>-75.119</text:p>
          </table:table-cell>
          <table:table-cell office:value-type="float" office:value="3195.0">
            <text:p>3195.0</text:p>
          </table:table-cell>
          <table:table-cell office:value-type="float" office:value="200.0">
            <text:p>2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675">
            <text:p>-6.675</text:p>
          </table:table-cell>
          <table:table-cell office:value-type="float" office:value="0.5826">
            <text:p>0.5826</text:p>
          </table:table-cell>
          <table:table-cell office:value-type="float" office:value="0.5826">
            <text:p>0.5826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5838">
            <text:p>GX-15838</text:p>
          </table:table-cell>
          <table:table-cell office:value-type="float" office:value="38.754">
            <text:p>38.754</text:p>
          </table:table-cell>
          <table:table-cell office:value-type="float" office:value="-75.116">
            <text:p>-75.116</text:p>
          </table:table-cell>
          <table:table-cell office:value-type="float" office:value="4350.0">
            <text:p>4350.0</text:p>
          </table:table-cell>
          <table:table-cell office:value-type="float" office:value="85.0">
            <text:p>85.0</text:p>
          </table:table-cell>
          <table:table-cell office:value-type="string" office:value="Sc_Sr">
            <text:p>Sc_Sr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7.9811">
            <text:p>-7.9811</text:p>
          </table:table-cell>
          <table:table-cell office:value-type="float" office:value="0.5389">
            <text:p>0.5389</text:p>
          </table:table-cell>
          <table:table-cell office:value-type="float" office:value="0.5389">
            <text:p>0.5389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6215">
            <text:p>GX-16215</text:p>
          </table:table-cell>
          <table:table-cell office:value-type="float" office:value="38.753">
            <text:p>38.753</text:p>
          </table:table-cell>
          <table:table-cell office:value-type="float" office:value="-75.119">
            <text:p>-75.119</text:p>
          </table:table-cell>
          <table:table-cell office:value-type="float" office:value="2945.0">
            <text:p>2945.0</text:p>
          </table:table-cell>
          <table:table-cell office:value-type="float" office:value="190.0">
            <text:p>190.0</text:p>
          </table:table-cell>
          <table:table-cell office:value-type="string" office:value="Sp">
            <text:p>S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375">
            <text:p>-6.375</text:p>
          </table:table-cell>
          <table:table-cell office:value-type="float" office:value="0.5826">
            <text:p>0.5826</text:p>
          </table:table-cell>
          <table:table-cell office:value-type="float" office:value="0.5826">
            <text:p>0.5826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Beta-5154">
            <text:p>Beta-5154</text:p>
          </table:table-cell>
          <table:table-cell office:value-type="float" office:value="38.783">
            <text:p>38.783</text:p>
          </table:table-cell>
          <table:table-cell office:value-type="float" office:value="-75.078">
            <text:p>-75.078</text:p>
          </table:table-cell>
          <table:table-cell office:value-type="float" office:value="6360.0">
            <text:p>6360.0</text:p>
          </table:table-cell>
          <table:table-cell office:value-type="float" office:value="140.0">
            <text:p>140.0</text:p>
          </table:table-cell>
          <table:table-cell office:value-type="string" office:value="Sa">
            <text:p>S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6.515">
            <text:p>-16.515</text:p>
          </table:table-cell>
          <table:table-cell office:value-type="float" office:value="0.6441">
            <text:p>0.6441</text:p>
          </table:table-cell>
          <table:table-cell office:value-type="float" office:value="0.6441">
            <text:p>0.6441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R-4101_c">
            <text:p>R-4101_c</text:p>
          </table:table-cell>
          <table:table-cell office:value-type="float" office:value="38.669">
            <text:p>38.669</text:p>
          </table:table-cell>
          <table:table-cell office:value-type="float" office:value="-75.068">
            <text:p>-75.068</text:p>
          </table:table-cell>
          <table:table-cell office:value-type="float" office:value="6190.0">
            <text:p>6190.0</text:p>
          </table:table-cell>
          <table:table-cell office:value-type="float" office:value="190.0">
            <text:p>19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3.675">
            <text:p>-13.675</text:p>
          </table:table-cell>
          <table:table-cell office:value-type="float" office:value="0.6703">
            <text:p>0.6703</text:p>
          </table:table-cell>
          <table:table-cell office:value-type="float" office:value="0.6703">
            <text:p>0.6703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R-4101_a">
            <text:p>R-4101_a</text:p>
          </table:table-cell>
          <table:table-cell office:value-type="float" office:value="38.669">
            <text:p>38.669</text:p>
          </table:table-cell>
          <table:table-cell office:value-type="float" office:value="-75.068">
            <text:p>-75.068</text:p>
          </table:table-cell>
          <table:table-cell office:value-type="float" office:value="250.0">
            <text:p>250.0</text:p>
          </table:table-cell>
          <table:table-cell office:value-type="float" office:value="140.0">
            <text:p>1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95">
            <text:p>-0.995</text:p>
          </table:table-cell>
          <table:table-cell office:value-type="float" office:value="0.7181">
            <text:p>0.7181</text:p>
          </table:table-cell>
          <table:table-cell office:value-type="float" office:value="0.7181">
            <text:p>0.7181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R-4100">
            <text:p>R-4100</text:p>
          </table:table-cell>
          <table:table-cell office:value-type="float" office:value="38.669">
            <text:p>38.669</text:p>
          </table:table-cell>
          <table:table-cell office:value-type="float" office:value="-75.07">
            <text:p>-75.07</text:p>
          </table:table-cell>
          <table:table-cell office:value-type="float" office:value="2180.0">
            <text:p>2180.0</text:p>
          </table:table-cell>
          <table:table-cell office:value-type="float" office:value="150.0">
            <text:p>150.0</text:p>
          </table:table-cell>
          <table:table-cell office:value-type="string" office:value="Mercenaria">
            <text:p>Mercenaria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6.83">
            <text:p>-6.83</text:p>
          </table:table-cell>
          <table:table-cell office:value-type="float" office:value="0.59">
            <text:p>0.59</text:p>
          </table:table-cell>
          <table:table-cell office:value-type="float" office:value="0.59">
            <text:p>0.59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R-4100_a">
            <text:p>R-4100_a</text:p>
          </table:table-cell>
          <table:table-cell office:value-type="float" office:value="38.669">
            <text:p>38.669</text:p>
          </table:table-cell>
          <table:table-cell office:value-type="float" office:value="-75.07">
            <text:p>-75.07</text:p>
          </table:table-cell>
          <table:table-cell office:value-type="float" office:value="350.0">
            <text:p>350.0</text:p>
          </table:table-cell>
          <table:table-cell office:value-type="float" office:value="130.0">
            <text:p>1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6291">
            <text:p>0.6291</text:p>
          </table:table-cell>
          <table:table-cell office:value-type="float" office:value="0.6291">
            <text:p>0.6291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I-8119">
            <text:p>I-8119</text:p>
          </table:table-cell>
          <table:table-cell office:value-type="float" office:value="38.76">
            <text:p>38.76</text:p>
          </table:table-cell>
          <table:table-cell office:value-type="float" office:value="-75.1">
            <text:p>-75.1</text:p>
          </table:table-cell>
          <table:table-cell office:value-type="float" office:value="920.0">
            <text:p>920.0</text:p>
          </table:table-cell>
          <table:table-cell office:value-type="float" office:value="90.0">
            <text:p>90.0</text:p>
          </table:table-cell>
          <table:table-cell office:value-type="string" office:value="Spartina">
            <text:p>Spartin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895">
            <text:p>-1.895</text:p>
          </table:table-cell>
          <table:table-cell office:value-type="float" office:value="0.8054">
            <text:p>0.8054</text:p>
          </table:table-cell>
          <table:table-cell office:value-type="float" office:value="0.8054">
            <text:p>0.8054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I-8118">
            <text:p>I-8118</text:p>
          </table:table-cell>
          <table:table-cell office:value-type="float" office:value="38.67">
            <text:p>38.67</text:p>
          </table:table-cell>
          <table:table-cell office:value-type="float" office:value="-75.13">
            <text:p>-75.13</text:p>
          </table:table-cell>
          <table:table-cell office:value-type="float" office:value="690.0">
            <text:p>690.0</text:p>
          </table:table-cell>
          <table:table-cell office:value-type="float" office:value="85.0">
            <text:p>85.0</text:p>
          </table:table-cell>
          <table:table-cell office:value-type="string" office:value="Spartina">
            <text:p>Spartin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55">
            <text:p>-0.955</text:p>
          </table:table-cell>
          <table:table-cell office:value-type="float" office:value="0.6379">
            <text:p>0.6379</text:p>
          </table:table-cell>
          <table:table-cell office:value-type="float" office:value="0.6379">
            <text:p>0.6379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6224">
            <text:p>GX-16224</text:p>
          </table:table-cell>
          <table:table-cell office:value-type="float" office:value="38.755">
            <text:p>38.755</text:p>
          </table:table-cell>
          <table:table-cell office:value-type="float" office:value="-75.116">
            <text:p>-75.116</text:p>
          </table:table-cell>
          <table:table-cell office:value-type="float" office:value="4745.0">
            <text:p>4745.0</text:p>
          </table:table-cell>
          <table:table-cell office:value-type="float" office:value="245.0">
            <text:p>245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8.8796">
            <text:p>-8.8796</text:p>
          </table:table-cell>
          <table:table-cell office:value-type="float" office:value="0.5404">
            <text:p>0.5404</text:p>
          </table:table-cell>
          <table:table-cell office:value-type="float" office:value="0.5404">
            <text:p>0.5404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GX-16214">
            <text:p>GX-16214</text:p>
          </table:table-cell>
          <table:table-cell office:value-type="float" office:value="38.753">
            <text:p>38.753</text:p>
          </table:table-cell>
          <table:table-cell office:value-type="float" office:value="-75.11917">
            <text:p>-75.11917</text:p>
          </table:table-cell>
          <table:table-cell office:value-type="float" office:value="1775.0">
            <text:p>1775.0</text:p>
          </table:table-cell>
          <table:table-cell office:value-type="float" office:value="150.0">
            <text:p>15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325">
            <text:p>-4.325</text:p>
          </table:table-cell>
          <table:table-cell office:value-type="float" office:value="0.5826">
            <text:p>0.5826</text:p>
          </table:table-cell>
          <table:table-cell office:value-type="float" office:value="0.5826">
            <text:p>0.5826</text:p>
          </table:table-cell>
          <table:table-cell office:value-type="string" office:value="FletcherEtal1993,EngelhartHorton2012">
            <text:p>FletcherEtal1993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I-4625">
            <text:p>I-4625</text:p>
          </table:table-cell>
          <table:table-cell office:value-type="float" office:value="38.778">
            <text:p>38.778</text:p>
          </table:table-cell>
          <table:table-cell office:value-type="float" office:value="-75.174">
            <text:p>-75.174</text:p>
          </table:table-cell>
          <table:table-cell office:value-type="float" office:value="2330.0">
            <text:p>233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065">
            <text:p>-5.065</text:p>
          </table:table-cell>
          <table:table-cell office:value-type="float" office:value="0.8061">
            <text:p>0.8061</text:p>
          </table:table-cell>
          <table:table-cell office:value-type="float" office:value="0.8061">
            <text:p>0.8061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R-4101">
            <text:p>R-4101</text:p>
          </table:table-cell>
          <table:table-cell office:value-type="float" office:value="38.669">
            <text:p>38.669</text:p>
          </table:table-cell>
          <table:table-cell office:value-type="float" office:value="-75.068">
            <text:p>-75.068</text:p>
          </table:table-cell>
          <table:table-cell office:value-type="float" office:value="2630.0">
            <text:p>2630.0</text:p>
          </table:table-cell>
          <table:table-cell office:value-type="float" office:value="190.0">
            <text:p>190.0</text:p>
          </table:table-cell>
          <table:table-cell office:value-type="string" office:value="Cyrtopleura_Tagelus">
            <text:p>Cyrtopleura_Tagelus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6.8564">
            <text:p>-6.8564</text:p>
          </table:table-cell>
          <table:table-cell office:value-type="float" office:value="0.5964">
            <text:p>0.5964</text:p>
          </table:table-cell>
          <table:table-cell office:value-type="float" office:value="0.5964">
            <text:p>0.5964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R-4100_b">
            <text:p>R-4100_b</text:p>
          </table:table-cell>
          <table:table-cell office:value-type="float" office:value="38.669">
            <text:p>38.669</text:p>
          </table:table-cell>
          <table:table-cell office:value-type="float" office:value="-75.07">
            <text:p>-75.07</text:p>
          </table:table-cell>
          <table:table-cell office:value-type="float" office:value="4860.0">
            <text:p>4860.0</text:p>
          </table:table-cell>
          <table:table-cell office:value-type="float" office:value="180.0">
            <text:p>1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9.225">
            <text:p>-9.225</text:p>
          </table:table-cell>
          <table:table-cell office:value-type="float" office:value="0.7262">
            <text:p>0.7262</text:p>
          </table:table-cell>
          <table:table-cell office:value-type="float" office:value="0.7262">
            <text:p>0.7262</text:p>
          </table:table-cell>
          <table:table-cell office:value-type="string" office:value="Belknap1975,EngelhartHorton2012">
            <text:p>Belknap1975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TEM-157">
            <text:p>TEM-157</text:p>
          </table:table-cell>
          <table:table-cell office:value-type="float" office:value="38.761">
            <text:p>38.761</text:p>
          </table:table-cell>
          <table:table-cell office:value-type="float" office:value="-75.096">
            <text:p>-75.096</text:p>
          </table:table-cell>
          <table:table-cell office:value-type="float" office:value="940.0">
            <text:p>940.0</text:p>
          </table:table-cell>
          <table:table-cell office:value-type="float" office:value="120.0">
            <text:p>120.0</text:p>
          </table:table-cell>
          <table:table-cell office:value-type="string" office:value="Spartina">
            <text:p>Spartin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545">
            <text:p>-1.545</text:p>
          </table:table-cell>
          <table:table-cell office:value-type="float" office:value="0.7624">
            <text:p>0.7624</text:p>
          </table:table-cell>
          <table:table-cell office:value-type="float" office:value="0.7624">
            <text:p>0.7624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TEM-160">
            <text:p>TEM-160</text:p>
          </table:table-cell>
          <table:table-cell office:value-type="float" office:value="38.764">
            <text:p>38.764</text:p>
          </table:table-cell>
          <table:table-cell office:value-type="float" office:value="-75.097">
            <text:p>-75.097</text:p>
          </table:table-cell>
          <table:table-cell office:value-type="float" office:value="1150.0">
            <text:p>1150.0</text:p>
          </table:table-cell>
          <table:table-cell office:value-type="float" office:value="80.0">
            <text:p>80.0</text:p>
          </table:table-cell>
          <table:table-cell office:value-type="string" office:value="Spartina">
            <text:p>Spartin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935">
            <text:p>-1.935</text:p>
          </table:table-cell>
          <table:table-cell office:value-type="float" office:value="0.7624">
            <text:p>0.7624</text:p>
          </table:table-cell>
          <table:table-cell office:value-type="float" office:value="0.7624">
            <text:p>0.7624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TEM-161">
            <text:p>TEM-161</text:p>
          </table:table-cell>
          <table:table-cell office:value-type="float" office:value="38.764">
            <text:p>38.764</text:p>
          </table:table-cell>
          <table:table-cell office:value-type="float" office:value="-75.097">
            <text:p>-75.097</text:p>
          </table:table-cell>
          <table:table-cell office:value-type="float" office:value="1100.0">
            <text:p>1100.0</text:p>
          </table:table-cell>
          <table:table-cell office:value-type="float" office:value="90.0">
            <text:p>90.0</text:p>
          </table:table-cell>
          <table:table-cell office:value-type="string" office:value="Spartina">
            <text:p>Spartin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75">
            <text:p>-1.475</text:p>
          </table:table-cell>
          <table:table-cell office:value-type="float" office:value="0.7624">
            <text:p>0.7624</text:p>
          </table:table-cell>
          <table:table-cell office:value-type="float" office:value="0.7624">
            <text:p>0.7624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TEM-162">
            <text:p>TEM-162</text:p>
          </table:table-cell>
          <table:table-cell office:value-type="float" office:value="38.764">
            <text:p>38.764</text:p>
          </table:table-cell>
          <table:table-cell office:value-type="float" office:value="-75.098">
            <text:p>-75.098</text:p>
          </table:table-cell>
          <table:table-cell office:value-type="float" office:value="930.0">
            <text:p>930.0</text:p>
          </table:table-cell>
          <table:table-cell office:value-type="float" office:value="90.0">
            <text:p>90.0</text:p>
          </table:table-cell>
          <table:table-cell office:value-type="string" office:value="Spartina">
            <text:p>Spartin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145">
            <text:p>-1.145</text:p>
          </table:table-cell>
          <table:table-cell office:value-type="float" office:value="0.7624">
            <text:p>0.7624</text:p>
          </table:table-cell>
          <table:table-cell office:value-type="float" office:value="0.7624">
            <text:p>0.7624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TEM-163">
            <text:p>TEM-163</text:p>
          </table:table-cell>
          <table:table-cell office:value-type="float" office:value="38.764">
            <text:p>38.764</text:p>
          </table:table-cell>
          <table:table-cell office:value-type="float" office:value="-75.098">
            <text:p>-75.098</text:p>
          </table:table-cell>
          <table:table-cell office:value-type="float" office:value="750.0">
            <text:p>750.0</text:p>
          </table:table-cell>
          <table:table-cell office:value-type="float" office:value="70.0">
            <text:p>70.0</text:p>
          </table:table-cell>
          <table:table-cell office:value-type="string" office:value="Spartina">
            <text:p>Spartin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725">
            <text:p>-1.725</text:p>
          </table:table-cell>
          <table:table-cell office:value-type="float" office:value="0.7624">
            <text:p>0.7624</text:p>
          </table:table-cell>
          <table:table-cell office:value-type="float" office:value="0.7624">
            <text:p>0.7624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TEM-164">
            <text:p>TEM-164</text:p>
          </table:table-cell>
          <table:table-cell office:value-type="float" office:value="38.765">
            <text:p>38.765</text:p>
          </table:table-cell>
          <table:table-cell office:value-type="float" office:value="-75.099">
            <text:p>-75.099</text:p>
          </table:table-cell>
          <table:table-cell office:value-type="float" office:value="690.0">
            <text:p>690.0</text:p>
          </table:table-cell>
          <table:table-cell office:value-type="float" office:value="100.0">
            <text:p>100.0</text:p>
          </table:table-cell>
          <table:table-cell office:value-type="string" office:value="Spartina">
            <text:p>Spartin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25">
            <text:p>-1.325</text:p>
          </table:table-cell>
          <table:table-cell office:value-type="float" office:value="0.7624">
            <text:p>0.7624</text:p>
          </table:table-cell>
          <table:table-cell office:value-type="float" office:value="0.7624">
            <text:p>0.7624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TEM-165">
            <text:p>TEM-165</text:p>
          </table:table-cell>
          <table:table-cell office:value-type="float" office:value="38.768">
            <text:p>38.768</text:p>
          </table:table-cell>
          <table:table-cell office:value-type="float" office:value="-75.106">
            <text:p>-75.106</text:p>
          </table:table-cell>
          <table:table-cell office:value-type="float" office:value="760.0">
            <text:p>760.0</text:p>
          </table:table-cell>
          <table:table-cell office:value-type="float" office:value="70.0">
            <text:p>70.0</text:p>
          </table:table-cell>
          <table:table-cell office:value-type="string" office:value="Spartina">
            <text:p>Spartin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785">
            <text:p>-1.785</text:p>
          </table:table-cell>
          <table:table-cell office:value-type="float" office:value="0.7624">
            <text:p>0.7624</text:p>
          </table:table-cell>
          <table:table-cell office:value-type="float" office:value="0.7624">
            <text:p>0.7624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TEM-158">
            <text:p>TEM-158</text:p>
          </table:table-cell>
          <table:table-cell office:value-type="float" office:value="38.764">
            <text:p>38.764</text:p>
          </table:table-cell>
          <table:table-cell office:value-type="float" office:value="-75.097">
            <text:p>-75.097</text:p>
          </table:table-cell>
          <table:table-cell office:value-type="float" office:value="280.0">
            <text:p>280.0</text:p>
          </table:table-cell>
          <table:table-cell office:value-type="float" office:value="60.0">
            <text:p>60.0</text:p>
          </table:table-cell>
          <table:table-cell office:value-type="string" office:value="Spartina">
            <text:p>Spartin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35">
            <text:p>-0.935</text:p>
          </table:table-cell>
          <table:table-cell office:value-type="float" office:value="0.7624">
            <text:p>0.7624</text:p>
          </table:table-cell>
          <table:table-cell office:value-type="float" office:value="0.7624">
            <text:p>0.7624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18807">
            <text:p>Beta-118807</text:p>
          </table:table-cell>
          <table:table-cell office:value-type="float" office:value="38.672">
            <text:p>38.672</text:p>
          </table:table-cell>
          <table:table-cell office:value-type="float" office:value="-75.134">
            <text:p>-75.134</text:p>
          </table:table-cell>
          <table:table-cell office:value-type="float" office:value="960.0">
            <text:p>960.0</text:p>
          </table:table-cell>
          <table:table-cell office:value-type="float" office:value="50.0">
            <text:p>5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515">
            <text:p>-1.515</text:p>
          </table:table-cell>
          <table:table-cell office:value-type="float" office:value="0.6528">
            <text:p>0.6528</text:p>
          </table:table-cell>
          <table:table-cell office:value-type="float" office:value="0.6528">
            <text:p>0.6528</text:p>
          </table:table-cell>
          <table:table-cell office:value-type="string" office:value="NikitinaEtal2000,EngelhartHorton2012">
            <text:p>NikitinaEtal2000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18808">
            <text:p>Beta-118808</text:p>
          </table:table-cell>
          <table:table-cell office:value-type="float" office:value="38.672">
            <text:p>38.672</text:p>
          </table:table-cell>
          <table:table-cell office:value-type="float" office:value="-75.134">
            <text:p>-75.134</text:p>
          </table:table-cell>
          <table:table-cell office:value-type="float" office:value="170.0">
            <text:p>170.0</text:p>
          </table:table-cell>
          <table:table-cell office:value-type="float" office:value="80.0">
            <text:p>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95">
            <text:p>-0.795</text:p>
          </table:table-cell>
          <table:table-cell office:value-type="float" office:value="0.6528">
            <text:p>0.6528</text:p>
          </table:table-cell>
          <table:table-cell office:value-type="float" office:value="0.6528">
            <text:p>0.6528</text:p>
          </table:table-cell>
          <table:table-cell office:value-type="string" office:value="NikitinaEtal2000,EngelhartHorton2012">
            <text:p>NikitinaEtal2000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4681">
            <text:p>Beta-14681</text:p>
          </table:table-cell>
          <table:table-cell office:value-type="float" office:value="38.786">
            <text:p>38.786</text:p>
          </table:table-cell>
          <table:table-cell office:value-type="float" office:value="-75.172">
            <text:p>-75.172</text:p>
          </table:table-cell>
          <table:table-cell office:value-type="float" office:value="80.0">
            <text:p>80.0</text:p>
          </table:table-cell>
          <table:table-cell office:value-type="float" office:value="60.0">
            <text:p>6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95">
            <text:p>-0.795</text:p>
          </table:table-cell>
          <table:table-cell office:value-type="float" office:value="0.7491">
            <text:p>0.7491</text:p>
          </table:table-cell>
          <table:table-cell office:value-type="float" office:value="0.7491">
            <text:p>0.7491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4682">
            <text:p>Beta-14682</text:p>
          </table:table-cell>
          <table:table-cell office:value-type="float" office:value="38.786">
            <text:p>38.786</text:p>
          </table:table-cell>
          <table:table-cell office:value-type="float" office:value="-75.172">
            <text:p>-75.172</text:p>
          </table:table-cell>
          <table:table-cell office:value-type="float" office:value="950.0">
            <text:p>950.0</text:p>
          </table:table-cell>
          <table:table-cell office:value-type="float" office:value="90.0">
            <text:p>9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45">
            <text:p>-1.045</text:p>
          </table:table-cell>
          <table:table-cell office:value-type="float" office:value="0.7491">
            <text:p>0.7491</text:p>
          </table:table-cell>
          <table:table-cell office:value-type="float" office:value="0.7491">
            <text:p>0.7491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4683">
            <text:p>Beta-14683</text:p>
          </table:table-cell>
          <table:table-cell office:value-type="float" office:value="38.786">
            <text:p>38.786</text:p>
          </table:table-cell>
          <table:table-cell office:value-type="float" office:value="-75.171">
            <text:p>-75.171</text:p>
          </table:table-cell>
          <table:table-cell office:value-type="float" office:value="670.0">
            <text:p>670.0</text:p>
          </table:table-cell>
          <table:table-cell office:value-type="float" office:value="70.0">
            <text:p>7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195">
            <text:p>-1.195</text:p>
          </table:table-cell>
          <table:table-cell office:value-type="float" office:value="0.7491">
            <text:p>0.7491</text:p>
          </table:table-cell>
          <table:table-cell office:value-type="float" office:value="0.7491">
            <text:p>0.7491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4684">
            <text:p>Beta-14684</text:p>
          </table:table-cell>
          <table:table-cell office:value-type="float" office:value="38.785">
            <text:p>38.785</text:p>
          </table:table-cell>
          <table:table-cell office:value-type="float" office:value="-75.171">
            <text:p>-75.171</text:p>
          </table:table-cell>
          <table:table-cell office:value-type="float" office:value="930.0">
            <text:p>930.0</text:p>
          </table:table-cell>
          <table:table-cell office:value-type="float" office:value="80.0">
            <text:p>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375">
            <text:p>-1.375</text:p>
          </table:table-cell>
          <table:table-cell office:value-type="float" office:value="0.7491">
            <text:p>0.7491</text:p>
          </table:table-cell>
          <table:table-cell office:value-type="float" office:value="0.7491">
            <text:p>0.7491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4685">
            <text:p>Beta-14685</text:p>
          </table:table-cell>
          <table:table-cell office:value-type="float" office:value="38.785">
            <text:p>38.785</text:p>
          </table:table-cell>
          <table:table-cell office:value-type="float" office:value="-75.171">
            <text:p>-75.171</text:p>
          </table:table-cell>
          <table:table-cell office:value-type="float" office:value="1150.0">
            <text:p>1150.0</text:p>
          </table:table-cell>
          <table:table-cell office:value-type="float" office:value="80.0">
            <text:p>8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85">
            <text:p>-1.285</text:p>
          </table:table-cell>
          <table:table-cell office:value-type="float" office:value="0.7491">
            <text:p>0.7491</text:p>
          </table:table-cell>
          <table:table-cell office:value-type="float" office:value="0.7491">
            <text:p>0.7491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TEM-166">
            <text:p>TEM-166</text:p>
          </table:table-cell>
          <table:table-cell office:value-type="float" office:value="38.768">
            <text:p>38.768</text:p>
          </table:table-cell>
          <table:table-cell office:value-type="float" office:value="-75.106">
            <text:p>-75.106</text:p>
          </table:table-cell>
          <table:table-cell office:value-type="float" office:value="980.0">
            <text:p>980.0</text:p>
          </table:table-cell>
          <table:table-cell office:value-type="float" office:value="120.0">
            <text:p>120.0</text:p>
          </table:table-cell>
          <table:table-cell office:value-type="string" office:value="Spartina">
            <text:p>Spartin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65">
            <text:p>-1.265</text:p>
          </table:table-cell>
          <table:table-cell office:value-type="float" office:value="0.7624">
            <text:p>0.7624</text:p>
          </table:table-cell>
          <table:table-cell office:value-type="float" office:value="0.7624">
            <text:p>0.7624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4686">
            <text:p>Beta-14686</text:p>
          </table:table-cell>
          <table:table-cell office:value-type="float" office:value="38.785">
            <text:p>38.785</text:p>
          </table:table-cell>
          <table:table-cell office:value-type="float" office:value="-75.171">
            <text:p>-75.171</text:p>
          </table:table-cell>
          <table:table-cell office:value-type="float" office:value="1370.0">
            <text:p>1370.0</text:p>
          </table:table-cell>
          <table:table-cell office:value-type="float" office:value="60.0">
            <text:p>6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465">
            <text:p>-1.465</text:p>
          </table:table-cell>
          <table:table-cell office:value-type="float" office:value="0.7491">
            <text:p>0.7491</text:p>
          </table:table-cell>
          <table:table-cell office:value-type="float" office:value="0.7491">
            <text:p>0.7491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Beta-14687">
            <text:p>Beta-14687</text:p>
          </table:table-cell>
          <table:table-cell office:value-type="float" office:value="38.785">
            <text:p>38.785</text:p>
          </table:table-cell>
          <table:table-cell office:value-type="float" office:value="-75.171">
            <text:p>-75.171</text:p>
          </table:table-cell>
          <table:table-cell office:value-type="float" office:value="1650.0">
            <text:p>1650.0</text:p>
          </table:table-cell>
          <table:table-cell office:value-type="float" office:value="70.0">
            <text:p>7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745">
            <text:p>-1.745</text:p>
          </table:table-cell>
          <table:table-cell office:value-type="float" office:value="0.7491">
            <text:p>0.7491</text:p>
          </table:table-cell>
          <table:table-cell office:value-type="float" office:value="0.7491">
            <text:p>0.7491</text:p>
          </table:table-cell>
          <table:table-cell office:value-type="string" office:value="RamseBaxter1996,EngelhartHorton2012">
            <text:p>RamseBaxter1996,EngelhartHorton2012</text:p>
          </table:table-cell>
        </table:table-row>
        <table:table-row>
          <table:table-cell office:value-type="string" office:value="Outer_Delaware">
            <text:p>Outer_Delaware</text:p>
          </table:table-cell>
          <table:table-cell office:value-type="string" office:value="radiocarbon">
            <text:p>radiocarbon</text:p>
          </table:table-cell>
          <table:table-cell office:value-type="string" office:value="BETA-5158">
            <text:p>BETA-5158</text:p>
          </table:table-cell>
          <table:table-cell office:value-type="float" office:value="38.663">
            <text:p>38.663</text:p>
          </table:table-cell>
          <table:table-cell office:value-type="float" office:value="-75.05">
            <text:p>-75.05</text:p>
          </table:table-cell>
          <table:table-cell office:value-type="float" office:value="6220.0">
            <text:p>622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0.8572">
            <text:p>-10.8572</text:p>
          </table:table-cell>
          <table:table-cell office:value-type="float" office:value="0.5128">
            <text:p>0.5128</text:p>
          </table:table-cell>
          <table:table-cell office:value-type="float" office:value="0.5128">
            <text:p>0.5128</text:p>
          </table:table-cell>
          <table:table-cell office:value-type="string" office:value="RamseBaxter1996,EngelhartHorton2012">
            <text:p>RamseBaxter1996,EngelhartHorton20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